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3pt" style:text-underline-style="none" fo:font-weight="normal" style:font-size-asian="13pt" style:font-weight-asian="normal" style:font-size-complex="13pt" style:font-weight-complex="normal"/>
    </style:style>
    <style:style style:name="P3" style:family="paragraph">
      <style:paragraph-properties fo:text-align="center"/>
    </style:style>
    <style:style style:name="P4" style:family="paragraph">
      <style:text-properties fo:font-size="12pt"/>
    </style:style>
    <style:style style:name="P5" style:family="paragraph">
      <style:text-properties fo:font-size="11pt" style:font-size-asian="11pt" style:font-size-complex="11pt"/>
    </style:style>
    <style:style style:name="T1" style:family="text">
      <style:text-properties fo:font-size="12pt"/>
    </style:style>
    <style:style style:name="T2" style:family="text">
      <style:text-properties fo:font-size="13pt" fo:font-weight="bold" style:font-size-asian="13pt" style:font-weight-asian="bold" style:font-size-complex="13pt" style:font-weight-complex="bold"/>
    </style:style>
    <style:style style:name="T3" style:family="text">
      <style:text-properties fo:font-size="12pt" fo:font-weight="bold" style:font-weight-asian="bold" style:font-weight-complex="bold"/>
    </style:style>
    <style:style style:name="T4" style:family="text">
      <style:text-properties fo:font-size="11pt" style:font-size-asian="11pt" style:font-size-complex="11pt"/>
    </style:style>
    <style:style style:name="gr1" style:family="graphic">
      <style:graphic-properties svg:stroke-color="#ff3333" draw:fill="none" draw:fill-color="#ff3333"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svg:stroke-color="#ff3333" draw:fill="solid" draw:fill-color="#ff3333"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519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277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 rendu séance 3 :</text:p>
      <text:p text:style-name="P1"/>
      <text:p text:style-name="P1"/>
      <text:p text:style-name="P1"/>
      <text:p text:style-name="P1"/>
      <text:p text:style-name="P2">Durant cette 3ème séance j'ai fait la partie programmation en rapport avec la photorésistance et le freinage. C'est-à-dire l'allumage du phare (LED verte) et du feu (LED rouge) lorsque la luminosité extérieure est trop faible, afin de rendre visible la route et l'utilisateur, et celui du feu lorsqu'on freine. </text:p>
      <text:p text:style-name="P2"/>
      <text:p text:style-name="P2"/>
      <text:p text:style-name="P2">Ainsi j'ai complété mon programme « clignotants » en créant « LEDs_casque », regroupant les fonctionnalités liées à l'eclairage du casque, c'est-à-dire les clignotants, le phare et le feu.</text:p>
      <text:p text:style-name="P2"/>
      <text:p text:style-name="P2">L'allumage du feu se divise en deux parties. Une première partie est liée à la luminosité ambiante (''// Feu luminosite'' dans le programme) et une autre à l'accélération (''// Feu accelerometre''), qui détecte lorsque l'on freine afin d'allumer avec plus d'intensité notre feu. </text:p>
      <text:p text:style-name="P2">Cette différence d'intensité sera normalement visible par l'allumage de plus nombreuses LEDs lors du freinage, suivant le même modèle que les feux de voiture. </text:p>
      <text:p text:style-name="P2">De telle manière :</text:p>
      <text:p text:style-name="P2"/>
      <text:p text:style-name="P2"/>
      <text:p text:style-name="P2"><draw:frame text:anchor-type="paragraph" draw:z-index="23" draw:style-name="gr4" draw:text-style-name="P4" svg:width="4.081cm" svg:height="0.53cm" svg:x="7.221cm" svg:y="0.206cm"><draw:text-box><text:p><text:span text:style-name="T1">Nuit/Jour </text:span><text:span text:style-name="T2">+</text:span><text:span text:style-name="T3"> </text:span><text:span text:style-name="T1">freinage :</text:span></text:p></draw:text-box></draw:frame><draw:frame text:anchor-type="paragraph" draw:z-index="22" draw:style-name="gr3" svg:width="1.08cm" svg:height="0.519cm" svg:x="2.418cm" svg:y="0.148cm"><draw:text-box><text:p>Nuit :</text:p></draw:text-box></draw:frame></text:p>
      <text:p text:style-name="P2"><draw:ellipse text:anchor-type="paragraph" draw:z-index="0" draw:style-name="gr1" draw:text-style-name="P3" svg:width="3.828cm" svg:height="3.372cm" svg:x="0.975cm" svg:y="0.404cm"><text:p/></draw:ellipse><draw:ellipse text:anchor-type="paragraph" draw:z-index="1" draw:style-name="gr1" draw:text-style-name="P3" svg:width="3.828cm" svg:height="3.372cm" svg:x="7.133cm" svg:y="0.434cm"><text:p/></draw:ellipse></text:p>
      <text:p text:style-name="P2"><draw:ellipse text:anchor-type="paragraph" draw:z-index="14" draw:style-name="gr2" draw:text-style-name="P3" svg:width="0.401cm" svg:height="0.359cm" svg:x="9.296cm" svg:y="0.293cm"><text:p/></draw:ellipse><draw:ellipse text:anchor-type="paragraph" draw:z-index="21" draw:style-name="gr1" draw:text-style-name="P3" svg:width="0.401cm" svg:height="0.359cm" svg:x="3.043cm" svg:y="0.258cm"><text:p/></draw:ellipse></text:p>
      <text:p text:style-name="P2"><draw:ellipse text:anchor-type="paragraph" draw:z-index="5" draw:style-name="gr2" draw:text-style-name="P3" svg:width="0.401cm" svg:height="0.359cm" svg:x="8.858cm" svg:y="0.386cm"><text:p/></draw:ellipse><draw:ellipse text:anchor-type="paragraph" draw:z-index="9" draw:style-name="gr2" draw:text-style-name="P3" svg:width="0.401cm" svg:height="0.359cm" svg:x="7.985cm" svg:y="0.004cm"><text:p/></draw:ellipse><draw:ellipse text:anchor-type="paragraph" draw:z-index="15" draw:style-name="gr2" draw:text-style-name="P3" svg:width="0.401cm" svg:height="0.359cm" svg:x="2.688cm" svg:y="0.476cm"><text:p/></draw:ellipse><draw:ellipse text:anchor-type="paragraph" draw:z-index="16" draw:style-name="gr1" draw:text-style-name="P3" svg:width="0.401cm" svg:height="0.359cm" svg:x="1.743cm" svg:y="0.039cm"><text:p/></draw:ellipse></text:p>
      <text:p text:style-name="P2"><draw:ellipse text:anchor-type="paragraph" draw:z-index="2" draw:style-name="gr2" draw:text-style-name="P3" svg:width="0.401cm" svg:height="0.359cm" svg:x="2.288cm" svg:y="0.332cm"><text:p/></draw:ellipse><draw:ellipse text:anchor-type="paragraph" draw:z-index="3" draw:style-name="gr2" draw:text-style-name="P3" svg:width="0.401cm" svg:height="0.359cm" svg:x="3.087cm" svg:y="0.332cm"><text:p/></draw:ellipse><draw:ellipse text:anchor-type="paragraph" draw:z-index="6" draw:style-name="gr2" draw:text-style-name="P3" svg:width="0.401cm" svg:height="0.359cm" svg:x="8.405cm" svg:y="0.314cm"><text:p/></draw:ellipse><draw:ellipse text:anchor-type="paragraph" draw:z-index="8" draw:style-name="gr2" draw:text-style-name="P3" svg:width="0.401cm" svg:height="0.359cm" svg:x="9.294cm" svg:y="0.318cm"><text:p/></draw:ellipse><draw:ellipse text:anchor-type="paragraph" draw:z-index="13" draw:style-name="gr2" draw:text-style-name="P3" svg:width="0.401cm" svg:height="0.359cm" svg:x="10.149cm" svg:y="0.131cm"><text:p/></draw:ellipse><draw:ellipse text:anchor-type="paragraph" draw:z-index="17" draw:style-name="gr1" draw:text-style-name="P3" svg:width="0.401cm" svg:height="0.359cm" svg:x="3.851cm" svg:y="0.002cm"><text:p/></draw:ellipse><draw:ellipse text:anchor-type="paragraph" draw:z-index="24" draw:style-name="gr1" draw:text-style-name="P3" svg:width="0.401cm" svg:height="0.359cm" svg:x="13.053cm" svg:y="0.325cm"><text:p/></draw:ellipse><draw:frame text:anchor-type="paragraph" draw:z-index="25" draw:style-name="gr5" draw:text-style-name="P5" svg:width="2.768cm" svg:height="1.341cm" svg:x="13.601cm" svg:y="0.266cm"><draw:text-box><text:p text:style-name="P5"><text:span text:style-name="T4">: LED éteinte</text:span></text:p><text:p text:style-name="P5"><text:span text:style-name="T4"><text:tab/></text:span><text:span text:style-name="T4"> <text:s text:c="2"/></text:span></text:p><text:p text:style-name="P5"><text:span text:style-name="T4">: LED allumée</text:span></text:p></draw:text-box></draw:frame></text:p>
      <text:p text:style-name="P2"><draw:ellipse text:anchor-type="paragraph" draw:z-index="4" draw:style-name="gr2" draw:text-style-name="P3" svg:width="0.401cm" svg:height="0.359cm" svg:x="2.686cm" svg:y="0.15cm"><text:p/></draw:ellipse><draw:ellipse text:anchor-type="paragraph" draw:z-index="7" draw:style-name="gr2" draw:text-style-name="P3" svg:width="0.401cm" svg:height="0.359cm" svg:x="8.894cm" svg:y="0.148cm"><text:p/></draw:ellipse><draw:ellipse text:anchor-type="paragraph" draw:z-index="10" draw:style-name="gr2" draw:text-style-name="P3" svg:width="0.401cm" svg:height="0.359cm" svg:x="7.622cm" svg:y="0.023cm"><text:p/></draw:ellipse><draw:ellipse text:anchor-type="paragraph" draw:z-index="18" draw:style-name="gr1" draw:text-style-name="P3" svg:width="0.401cm" svg:height="0.359cm" svg:x="1.489cm" svg:y="0.021cm"><text:p/></draw:ellipse></text:p>
      <text:p text:style-name="P2"><draw:ellipse text:anchor-type="paragraph" draw:z-index="12" draw:style-name="gr2" draw:text-style-name="P3" svg:width="0.401cm" svg:height="0.359cm" svg:x="9.823cm" svg:y="0.185cm"><text:p/></draw:ellipse><draw:ellipse text:anchor-type="paragraph" draw:z-index="19" draw:style-name="gr1" draw:text-style-name="P3" svg:width="0.401cm" svg:height="0.359cm" svg:x="2.399cm" svg:y="0.365cm"><text:p/></draw:ellipse><draw:ellipse text:anchor-type="paragraph" draw:z-index="20" draw:style-name="gr1" draw:text-style-name="P3" svg:width="0.401cm" svg:height="0.359cm" svg:x="3.725cm" svg:y="0.002cm"><text:p/></draw:ellipse><draw:ellipse text:anchor-type="paragraph" draw:z-index="26" draw:style-name="gr2" draw:text-style-name="P3" svg:width="0.401cm" svg:height="0.359cm" svg:x="13.074cm" svg:y="0.164cm"><text:p/></draw:ellipse><draw:ellipse text:anchor-type="paragraph" draw:z-index="11" draw:style-name="gr2" draw:text-style-name="P3" svg:width="0.401cm" svg:height="0.359cm" svg:x="8.513cm" svg:y="0.347cm"><text:p/></draw:ellipse></text:p>
      <text:p text:style-name="P2"/>
      <text:p text:style-name="P2"/>
      <text:p text:style-name="P2"><text:s text:c="7"/></text:p>
      <text:p text:style-name="P2"/>
      <text:p text:style-name="P2"/>
      <text:p text:style-name="P2">Cependant, lorsque nous activons les clignotants et le feu stop simultanément, ce dernier ne fonctionne pas alors que les clignotants sont opérationnels. Je suppose alors que l'hc06 n'arrive pas à traiter tous les messages que l'hc05 lui envoie, il nous faudra donc régler ce problème lors de la prochaine séan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1-07T18:02:09</meta:creation-date>
    <dc:date>2019-01-07T20:02:04</dc:date>
    <meta:editing-duration>PT1H29M28S</meta:editing-duration>
    <meta:editing-cycles>10</meta:editing-cycles>
    <meta:generator>OpenOffice/4.1.1$Unix OpenOffice.org_project/411m6$Build-9775</meta:generator>
    <meta:document-statistic meta:table-count="0" meta:image-count="0" meta:object-count="0" meta:page-count="1" meta:paragraph-count="8" meta:word-count="204" meta:character-count="1299"/>
  </office:meta>
</office:document-meta>
</file>